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" style:family="graphic" style:parent-style-name="standard">
      <style:graphic-properties draw:fill-color="#ffc7eb" draw:textarea-horizontal-align="justify" draw:textarea-vertical-align="top" draw:auto-grow-height="false" fo:min-height="4.55cm" fo:min-width="4.8cm" fo:padding-top="0.1cm" fo:padding-bottom="0.1cm" fo:padding-left="0.1cm" fo:padding-right="0.1cm"/>
    </style:style>
    <style:style style:name="gr3" style:family="graphic" style:parent-style-name="standard">
      <style:graphic-properties draw:fill-color="#c68e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5" style:family="graphic" style:parent-style-name="standard">
      <style:graphic-properties draw:fill-color="#ffbc7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6" style:family="graphic" style:parent-style-name="standard">
      <style:graphic-properties draw:fill-color="#fe6b8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7" style:family="graphic" style:parent-style-name="standard">
      <style:graphic-properties draw:fill-color="#5fa5ff" draw:textarea-horizontal-align="justify" draw:textarea-vertical-align="top" draw:auto-grow-height="false" fo:min-height="4cm" fo:min-width="4.8cm" fo:padding-top="0.1cm" fo:padding-bottom="0.1cm" fo:padding-left="0.1cm" fo:padding-right="0.1cm"/>
    </style:style>
    <style:style style:name="gr8" style:family="graphic" style:parent-style-name="standard">
      <style:graphic-properties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9" style:family="graphic" style:parent-style-name="standard">
      <style:graphic-properties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0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1" style:family="graphic" style:parent-style-name="objectwithoutfill">
      <style:graphic-properties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2cm" svg:stroke-color="#32cd32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2cm" svg:stroke-color="#a0522d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svg:stroke-width="0.02cm" svg:stroke-color="#ff00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width="0.02cm" svg:stroke-color="#0000f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2cm" svg:stroke-color="#ff7f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top" fo:padding-top="-0.19cm" fo:padding-bottom="0.135cm" fo:padding-left="0.26cm" fo:padding-right="0.26cm"/>
    </style:style>
    <style:style style:name="gr19" style:family="graphic" style:parent-style-name="standard">
      <style:graphic-properties svg:stroke-color="#666666" draw:fill-color="#cccccc" draw:textarea-horizontal-align="left" draw:textarea-vertical-align="top" draw:auto-grow-height="false" fo:min-height="1.951cm" fo:min-width="18.801cm" fo:padding-top="0.1cm" fo:padding-bottom="0.1cm" fo:padding-left="0.1cm" fo:padding-right="0.1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fo:min-height="0.65cm" fo:min-width="3.45cm"/>
    </style:style>
    <style:style style:name="gr21" style:family="graphic" style:parent-style-name="standard">
      <style:graphic-properties svg:stroke-color="#ff0000" draw:fill-color="#fd7995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2" style:family="graphic" style:parent-style-name="standard">
      <style:graphic-properties svg:stroke-color="#0000ff" draw:fill-color="#5fa5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3" style:family="graphic" style:parent-style-name="standard">
      <style:graphic-properties svg:stroke-color="#a0522d"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4" style:family="graphic" style:parent-style-name="standard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5" style:family="graphic" style:parent-style-name="standard">
      <style:graphic-properties svg:stroke-color="#ff7f00" draw:fill-color="#ffbc7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6" style:family="graphic" style:parent-style-name="standard">
      <style:graphic-properties svg:stroke-color="#ff69b4" draw:fill-color="#ffc7eb" draw:textarea-horizontal-align="justify" draw:textarea-vertical-align="top" draw:auto-grow-height="false" fo:min-height="3.8cm" fo:min-width="4.8cm" fo:padding-top="0.1cm" fo:padding-bottom="0.1cm" fo:padding-left="0.1cm" fo:padding-right="0.1cm"/>
    </style:style>
    <style:style style:name="gr27" style:family="graphic" style:parent-style-name="standard">
      <style:graphic-properties draw:stroke="none" draw:stroke-dash="Ultrafine_20_Dashed" svg:stroke-color="#3465a4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28" style:family="graphic" style:parent-style-name="standard">
      <style:graphic-properties svg:stroke-color="#8e03a3" draw:fill-color="#c68e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9" style:family="graphic" style:parent-style-name="standard">
      <style:graphic-properties svg:stroke-color="#00caca"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30" style:family="graphic" style:parent-style-name="standard">
      <style:graphic-properties svg:stroke-color="#666666" draw:fill-color="#cccccc" draw:textarea-horizontal-align="left" draw:textarea-vertical-align="top" draw:auto-grow-height="false" fo:min-height="2.101cm" fo:min-width="11.301cm" fo:padding-top="0.1cm" fo:padding-bottom="0.1cm" fo:padding-left="0.1cm" fo:padding-right="0.1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fo:min-height="0.35cm" fo:min-width="6cm"/>
    </style:style>
    <style:style style:name="gr32" style:family="graphic" style:parent-style-name="objectwithoutfill">
      <style:graphic-properties draw:stroke="dash" draw:stroke-dash="Fine_20_Dashed"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33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gr34" style:family="graphic" style:parent-style-name="objectwithoutfill">
      <style:graphic-properties draw:stroke="dash" draw:stroke-dash="Fine_20_Dashed" svg:stroke-width="0.02cm" svg:stroke-color="#ff7f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5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-color="#fe6b8a"/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11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13" style:family="paragraph">
      <loext:graphic-properties draw:fill="none" draw:fill-color="#ffff00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8e03a3" fo:font-size="8pt" style:font-size-asian="18pt" style:font-size-complex="18pt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>
        <style:tab-stops>
          <style:tab-stop style:position="1.701cm"/>
        </style:tab-stops>
      </style:paragraph-properties>
    </style:style>
    <style:style style:name="P18" style:family="paragraph">
      <loext:graphic-properties draw:fill-color="#cccccc"/>
      <style:paragraph-properties fo:text-align="start"/>
      <style:text-properties fo:font-size="9pt" style:font-size-asian="18pt" style:font-size-complex="18pt"/>
    </style:style>
    <style:style style:name="P19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20" style:family="paragraph">
      <loext:graphic-properties draw:fill-color="#fd7995"/>
      <style:paragraph-properties fo:text-align="center"/>
      <style:text-properties fo:font-size="9pt" style:font-size-asian="18pt" style:font-size-complex="18pt"/>
    </style:style>
    <style:style style:name="P21" style:family="paragraph">
      <style:paragraph-properties fo:text-align="start" style:writing-mode="lr-tb">
        <style:tab-stops>
          <style:tab-stop style:position="1.799cm"/>
        </style:tab-stops>
      </style:paragraph-properties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9pt" fo:font-style="italic" style:font-size-asian="18pt" style:font-style-asian="italic" style:font-size-complex="18pt" style:font-style-complex="italic"/>
    </style:style>
    <style:style style:name="T4" style:family="text">
      <style:text-properties fo:font-size="9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style:font-size-asian="18pt" style:font-size-complex="18pt"/>
    </style:style>
    <style:style style:name="T7" style:family="text">
      <style:text-properties fo:color="#8e03a3" fo:font-size="8pt" style:font-size-asian="18pt" style:font-size-complex="18pt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5cm" svg:height="3.8cm" svg:x="1.7cm" svg:y="4.3cm">
          <text:p text:style-name="P1"><text:span text:style-name="T1">map.js</text:span></text:p>
          <text:p text:style-name="P1"><text:span text:style-name="T2"/></text:p>
          <text:p text:style-name="P2"><text:span text:style-name="T2">displayMap()</text:span></text:p>
          <text:p text:style-name="P2"><text:span text:style-name="T2">createMap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5cm" svg:height="4.75cm" svg:x="8.25cm" svg:y="1.65cm">
          <text:p text:style-name="P1"><text:span text:style-name="T1">data.js</text:span></text:p>
          <text:p text:style-name="P1"><text:span text:style-name="T3">general game data</text:span></text:p>
          <text:p text:style-name="P1"><text:span text:style-name="T2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6" draw:id="id16" draw:layer="layout" svg:width="5cm" svg:height="3.8cm" svg:x="15cm" svg:y="4.3cm">
          <draw:glue-point draw:id="4" svg:x="-5cm" svg:y="-3.421cm"/>
          <draw:glue-point draw:id="5" svg:x="-5cm" svg:y="-1.315cm"/>
          <text:p text:style-name="P1"><text:span text:style-name="T1">resource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5cm" svg:height="3.8cm" svg:x="1.7cm" svg:y="11.65cm">
          <draw:glue-point draw:id="4" svg:x="-5cm" svg:y="-3.947cm"/>
          <draw:glue-point draw:id="5" svg:x="5cm" svg:y="-4.342cm"/>
          <draw:glue-point draw:id="6" svg:x="5cm" svg:y="-3.289cm"/>
          <draw:glue-point draw:id="7" svg:x="5cm" svg:y="-2.105cm"/>
          <draw:glue-point draw:id="8" svg:x="5cm" svg:y="-1.052cm"/>
          <draw:glue-point draw:id="9" svg:x="5.002cm" svg:y="3.947cm"/>
          <draw:glue-point draw:id="10" svg:x="-5cm" svg:y="3.947cm"/>
          <text:p text:style-name="P1"><text:span text:style-name="T1">index.js</text:span></text:p>
          <text:p text:style-name="P1"><text:span text:style-name="T3">playing data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0" draw:id="id20" draw:layer="layout" svg:width="5cm" svg:height="3.8cm" svg:x="15cm" svg:y="11.65cm">
          <text:p text:style-name="P1"><text:span text:style-name="T1">dataCityBar.js</text:span></text:p>
          <text:p text:style-name="P1"><text:span text:style-name="T3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8" xml:id="id12" draw:id="id12" draw:layer="layout" svg:width="5cm" svg:height="3.8cm" svg:x="1.7cm" svg:y="19.9cm">
          <draw:glue-point draw:id="5" svg:x="5.002cm" svg:y="-4.078cm"/>
          <draw:glue-point draw:id="6" svg:x="-5cm" svg:y="-4.21cm"/>
          <text:p text:style-name="P1"><text:span text:style-name="T1">tool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9" xml:id="id15" draw:id="id15" draw:layer="layout" svg:width="5cm" svg:height="4.2cm" svg:x="8.25cm" svg:y="21.6cm">
          <text:p text:style-name="P1"><text:span text:style-name="T1">toolsBar.js</text:span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9" draw:id="id9" draw:layer="layout" svg:width="5cm" svg:height="3.8cm" svg:x="15cm" svg:y="19.9cm">
          <draw:glue-point draw:id="4" svg:x="-5cm" svg:y="-4.21cm"/>
          <draw:glue-point draw:id="5" svg:x="-5cm" svg:y="-3.289cm"/>
          <text:p text:style-name="P1"><text:span text:style-name="T1">building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1" xml:id="id4" draw:id="id4" draw:layer="layout" svg:width="5cm" svg:height="3.8cm" svg:x="1.7cm" svg:y="4.3cm">
          <draw:glue-point draw:id="4" svg:x="5cm" svg:y="-1.973cm"/>
          <draw:glue-point draw:id="5" svg:x="4.9cm" svg:y="-3.421cm"/>
          <text:p text:style-name="P1"><text:span text:style-name="T1">map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2.067cm" svg:height="0.385cm" svg:x="1.85cm" svg:y="5.815cm">
          <text:p text:style-name="P2"><text:span text:style-name="T2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6" draw:id="id6" draw:layer="layout" svg:width="1.957cm" svg:height="0.385cm" svg:x="1.85cm" svg:y="5.3cm">
          <text:p text:style-name="P2"><text:span text:style-name="T2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" draw:id="id1" draw:layer="layout" svg:width="3.075cm" svg:height="0.385cm" svg:x="8.4cm" svg:y="4.115cm">
          <text:p text:style-name="P2"><text:span text:style-name="T4">class PlayingGame</text:span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3" draw:id="id3" draw:layer="layout" svg:width="2.33cm" svg:height="0.385cm" svg:x="8.4cm" svg:y="3.018cm">
          <text:p text:style-name="P2"><text:span text:style-name="T4">class CityMap</text:span><text:span text:style-name="T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5" draw:id="id5" draw:layer="layout" svg:width="1.555cm" svg:height="0.385cm" svg:x="8.4cm" svg:y="3.568cm">
          <text:p text:style-name="P2"><text:span text:style-name="T4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0" draw:id="id10" draw:layer="layout" svg:width="2.359cm" svg:height="0.385cm" svg:x="8.4cm" svg:y="4.668cm">
          <text:p text:style-name="P2"><text:span text:style-name="T4">const logo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8" draw:id="id8" draw:layer="layout" svg:width="2.858cm" svg:height="0.385cm" svg:x="8.4cm" svg:y="5.218cm">
          <text:p text:style-name="P2"><text:span text:style-name="T4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1" draw:id="id11" draw:layer="layout" svg:width="2.27cm" svg:height="0.385cm" svg:x="8.4cm" svg:y="5.768cm">
          <text:p text:style-name="P2"><text:span text:style-name="T4">const tool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364cm" svg:height="0.385cm" svg:x="1.85cm" svg:y="13.097cm">
          <text:p text:style-name="P2"><text:span text:style-name="T2">const mapCity</text:span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4" draw:id="id14" draw:layer="layout" svg:width="2.698cm" svg:height="0.385cm" svg:x="1.85cm" svg:y="20.868cm">
          <text:p text:style-name="P2"><text:span text:style-name="T2">displayTool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7" draw:id="id17" draw:layer="layout" svg:width="2.693cm" svg:height="0.385cm" svg:x="8.379cm" svg:y="22.568cm">
          <text:p text:style-name="P2"><text:span text:style-name="T2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3" draw:id="id13" draw:layer="layout" svg:width="3.815cm" svg:height="0.385cm" svg:x="15.105cm" svg:y="20.868cm">
          <text:p text:style-name="P2"><text:span text:style-name="T2">constructBuildingOnTil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9" draw:id="id19" draw:layer="layout" svg:width="2.617cm" svg:height="0.385cm" svg:x="15.105cm" svg:y="12.568cm">
          <text:p text:style-name="P2"><text:span text:style-name="T2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4" draw:layer="layout" draw:type="curve" draw:line-skew="-0.212cm" svg:x1="8.4cm" svg:y1="4.307cm" svg:x2="6.7cm" svg:y2="11.901cm" draw:start-shape="id1" draw:start-glue-point="3" draw:end-shape="id2" draw:end-glue-point="5" svg:d="M8400 4307c-1494 0-644 7594-1700 7594" svg:viewBox="0 0 1701 7595">
          <text:p/>
        </draw:connector>
        <draw:connector draw:style-name="gr11" draw:text-style-name="P14" draw:layer="layout" draw:type="curve" svg:x1="8.4cm" svg:y1="3.21cm" svg:x2="6.65cm" svg:y2="4.901cm" draw:start-shape="id3" draw:start-glue-point="3" draw:end-shape="id4" draw:end-glue-point="5" svg:d="M8400 3210c-1176 0-301 1691-1750 1691" svg:viewBox="0 0 1751 1692">
          <text:p/>
        </draw:connector>
        <draw:connector draw:style-name="gr11" draw:text-style-name="P14" draw:layer="layout" draw:type="curve" svg:x1="8.4cm" svg:y1="3.76cm" svg:x2="6.7cm" svg:y2="5.451cm" draw:start-shape="id5" draw:start-glue-point="3" draw:end-shape="id4" draw:end-glue-point="4" svg:d="M8400 3760c-1176 0-326 1691-1700 1691" svg:viewBox="0 0 1701 1692">
          <text:p/>
        </draw:connector>
        <draw:connector draw:style-name="gr12" draw:text-style-name="P14" draw:layer="layout" draw:type="curve" draw:line-skew="-0.111cm" svg:x1="1.85cm" svg:y1="5.492cm" svg:x2="1.7cm" svg:y2="12.051cm" draw:start-shape="id6" draw:start-glue-point="3" draw:end-shape="id2" draw:end-glue-point="4" svg:d="M1850 5492c-1143 0-1068 6559-150 6559" svg:viewBox="0 0 849 6560">
          <text:p/>
        </draw:connector>
        <draw:connector draw:style-name="gr12" draw:text-style-name="P14" draw:layer="layout" draw:type="curve" draw:line-skew="-0.111cm" svg:x1="1.85cm" svg:y1="6.007cm" svg:x2="1.7cm" svg:y2="12.051cm" draw:start-shape="id7" draw:start-glue-point="3" draw:end-shape="id2" draw:end-glue-point="4" svg:d="M1850 6007c-1143 0-1068 6044-150 6044" svg:viewBox="0 0 849 6045">
          <text:p/>
        </draw:connector>
        <draw:connector draw:style-name="gr11" draw:text-style-name="P14" draw:layer="layout" draw:type="curve" draw:line-skew="0.129cm" svg:x1="11.258cm" svg:y1="5.41cm" svg:x2="15cm" svg:y2="20.201cm" draw:start-shape="id8" draw:start-glue-point="1" draw:end-shape="id9" draw:end-glue-point="4" svg:d="M11258 5410c2893 0 1023 14791 3742 14791" svg:viewBox="0 0 3743 14792">
          <text:p/>
        </draw:connector>
        <draw:connector draw:style-name="gr11" draw:text-style-name="P14" draw:layer="layout" draw:type="curve" draw:line-skew="0.323cm" svg:x1="10.759cm" svg:y1="4.86cm" svg:x2="15cm" svg:y2="20.201cm" draw:start-shape="id10" draw:start-glue-point="1" draw:end-shape="id9" draw:end-glue-point="4" svg:d="M10759 4860c3559 0 1439 15341 4241 15341" svg:viewBox="0 0 4242 15342">
          <text:p/>
        </draw:connector>
        <draw:connector draw:style-name="gr11" draw:text-style-name="P14" draw:layer="layout" draw:type="curve" svg:x1="8.4cm" svg:y1="5.96cm" svg:x2="6.7cm" svg:y2="20.251cm" draw:start-shape="id11" draw:start-glue-point="3" draw:end-shape="id12" draw:end-glue-point="5" svg:d="M8400 5960c-1176 0-326 14291-1700 14291" svg:viewBox="0 0 1701 14292">
          <text:p/>
        </draw:connector>
        <draw:connector draw:style-name="gr13" draw:text-style-name="P14" draw:layer="layout" draw:type="curve" draw:line-skew="1.499cm" svg:x1="15.105cm" svg:y1="21.06cm" svg:x2="6.7cm" svg:y2="15.049cm" draw:start-shape="id13" draw:end-shape="id2" draw:end-glue-point="9" svg:d="M15105 21060c-3957 0 245-6011-8405-6011" svg:viewBox="0 0 8406 6012">
          <text:p/>
        </draw:connector>
        <draw:connector draw:style-name="gr14" draw:text-style-name="P14" draw:layer="layout" draw:type="curve" svg:x1="4.548cm" svg:y1="21.06cm" svg:x2="8.25cm" svg:y2="23.7cm" draw:start-shape="id14" draw:start-glue-point="1" draw:end-shape="id15" draw:end-glue-point="3" svg:d="M4548 21060c2658 0 807 2640 3702 2640" svg:viewBox="0 0 3703 2641">
          <text:p/>
        </draw:connector>
        <draw:connector draw:style-name="gr15" draw:text-style-name="P14" draw:layer="layout" draw:type="curve" draw:line-skew="1.7cm" svg:x1="15cm" svg:y1="6.2cm" svg:x2="6.7cm" svg:y2="12.301cm" draw:start-shape="id16" draw:end-shape="id2" draw:end-glue-point="6" svg:d="M15000 6200c-3675 0 475 6101-8300 6101" svg:viewBox="0 0 8301 6102">
          <text:p/>
        </draw:connector>
        <draw:connector draw:style-name="gr16" draw:text-style-name="P14" draw:layer="layout" draw:type="curve" svg:x1="8.379cm" svg:y1="22.76cm" svg:x2="6.7cm" svg:y2="13.151cm" draw:start-shape="id17" draw:end-shape="id2" draw:end-glue-point="8" svg:d="M8379 22760c-1161 0-322-9609-1679-9609" svg:viewBox="0 0 1680 9610">
          <text:p/>
        </draw:connector>
        <draw:connector draw:style-name="gr11" draw:text-style-name="P14" draw:layer="layout" draw:type="curve" svg:x1="13.25cm" svg:y1="4.025cm" svg:x2="15cm" svg:y2="5.701cm" draw:start-shape="id18" draw:end-shape="id16" draw:end-glue-point="5" svg:d="M13250 4025c1312 0 438 1676 1750 1676" svg:viewBox="0 0 1751 1677">
          <text:p/>
        </draw:connector>
        <draw:connector draw:style-name="gr17" draw:text-style-name="P14" draw:layer="layout" draw:type="curve" svg:x1="15.105cm" svg:y1="12.76cm" svg:x2="6.7cm" svg:y2="12.751cm" draw:start-shape="id19" draw:start-glue-point="3" draw:end-shape="id2" draw:end-glue-point="7" svg:d="M15105 12760c-6205 0-2003-9-8405-9" svg:viewBox="0 0 8406 10">
          <text:p/>
        </draw:connector>
        <draw:connector draw:style-name="gr15" draw:text-style-name="P14" draw:layer="layout" draw:type="curve" svg:x1="17.5cm" svg:y1="8.1cm" svg:x2="17.5cm" svg:y2="11.65cm" draw:start-shape="id16" draw:start-glue-point="2" draw:end-shape="id20" svg:d="M17500 8100v3550" svg:viewBox="0 0 1 3551">
          <text:p/>
        </draw:connector>
        <draw:connector draw:style-name="gr18" draw:text-style-name="P15" draw:layer="layout" draw:type="curve" draw:line-skew="-2.274cm" svg:x1="17.5cm" svg:y1="4.3cm" svg:x2="4.2cm" svg:y2="4.3cm" draw:start-shape="id16" draw:start-glue-point="0" draw:end-shape="id4" svg:d="M17500 4300c0-4162-13300-4162-13300 0" svg:viewBox="0 0 13301 3122">
          <text:p text:style-name="P1"><text:span text:style-name="T7">idea</text:span></text:p>
        </draw:connector>
        <draw:custom-shape draw:style-name="gr10" draw:text-style-name="P12" draw:layer="layout" svg:width="3.075cm" svg:height="0.385cm" svg:x="1.85cm" svg:y="13.6cm">
          <text:p text:style-name="P2"><text:span text:style-name="T2">const playingGame</text:span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19cm" svg:height="2.15cm" svg:x="1cm" svg:y="26.55cm">
          <text:p text:style-name="P16"><text:span text:style-name="T1">Legend</text:span></text:p>
          <text:p text:style-name="P17"><text:span text:style-name="T2">rectangle:</text:span><text:span text:style-name="T2"><text:tab/></text:span><text:span text:style-name="T2">file</text:span></text:p>
          <text:p text:style-name="P17"><text:span text:style-name="T2">function(): </text:span><text:span text:style-name="T2"><text:tab/></text:span><text:span text:style-name="T2">function, omitted parameters</text:span></text:p>
          <text:p text:style-name="P17"><text:span text:style-name="T2">arrow: </text:span><text:span text:style-name="T2"><text:tab/></text:span><text:span text:style-name="T2">class/function/var → used in indicated file (with colors of origin file)</text:span></text:p>
          <text:p text:style-name="P17"><text:span text:style-name="T2">exponent: </text:span><text:span text:style-name="T2"><text:tab/></text:span><text:span text:style-name="T2">number that indicates class of variabl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4" draw:layer="layout" draw:type="curve" svg:x1="8.4cm" svg:y1="4.86cm" svg:x2="6.701cm" svg:y2="11.927cm" draw:start-shape="id10" svg:d="M8400 4860c-1551 0-702 7067-1699 7067" svg:viewBox="0 0 1700 7068">
          <text:p/>
        </draw:connector>
        <draw:connector draw:style-name="gr11" draw:text-style-name="P14" draw:layer="layout" draw:type="curve" draw:line-skew="0.026cm" svg:x1="8.4cm" svg:y1="5.41cm" svg:x2="6.701cm" svg:y2="11.927cm" draw:start-shape="id8" svg:d="M8400 5410c-1512 0-663 6517-1699 6517" svg:viewBox="0 0 1700 6518">
          <text:p/>
        </draw:connector>
        <draw:custom-shape draw:style-name="gr10" draw:text-style-name="P12" xml:id="id21" draw:id="id21" draw:layer="layout" svg:width="3.138cm" svg:height="0.385cm" svg:x="15.105cm" svg:y="21.35cm">
          <text:p text:style-name="P2"><text:span text:style-name="T2">create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4" draw:layer="layout" draw:type="curve" svg:x1="15.105cm" svg:y1="21.542cm" svg:x2="12.9cm" svg:y2="23.05cm" draw:start-shape="id21" svg:d="M15105 21542c-1930 0-828 1508-2205 1508" svg:viewBox="0 0 2206 1509">
          <text:p/>
        </draw:connector>
        <draw:custom-shape draw:style-name="gr20" draw:text-style-name="P19" draw:layer="layout" svg:width="3.95cm" svg:height="0.9cm" svg:x="16cm" svg:y="27.75cm">
          <text:p text:style-name="P16"><text:span text:style-name="T8">Printed on (french format):</text:span></text:p>
          <text:p text:style-name="P16"><text:span text:style-name="T8"><text:date style:data-style-name="D1" text:date-value="2017-09-18">18/09/2017</text:date></text:span><text:span text:style-name="T8"> - </text:span><text:span text:style-name="T8"><text:time style:data-style-name="T1" text:time-value="11:26:50.807000000">13:12:10</text:time>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2" draw:id="id22" draw:layer="layout" svg:width="2.829cm" svg:height="0.385cm" svg:x="1.85cm" svg:y="6.265cm">
          <text:p text:style-name="P2"><text:span text:style-name="T2">renderLine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4" draw:layer="layout" draw:type="curve" draw:line-skew="-0.059cm" svg:x1="4.679cm" svg:y1="6.457cm" svg:x2="15cm" svg:y2="20.551cm" draw:start-shape="id22" draw:start-glue-point="1" draw:end-shape="id9" draw:end-glue-point="5" svg:d="M4679 6457c7531 0 2371 14094 10321 14094" svg:viewBox="0 0 10322 14095">
          <text:p/>
        </draw:connector>
        <draw:custom-shape draw:style-name="gr10" draw:text-style-name="P12" xml:id="id23" draw:id="id23" draw:layer="layout" svg:width="3.328cm" svg:height="0.385cm" svg:x="1.85cm" svg:y="6.75cm">
          <text:p text:style-name="P2"><text:span text:style-name="T2">renderColumn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4" draw:layer="layout" draw:type="curve" draw:line-skew="-0.4cm" svg:x1="5.178cm" svg:y1="6.942cm" svg:x2="15cm" svg:y2="20.551cm" draw:start-shape="id23" draw:start-glue-point="1" draw:end-shape="id9" draw:end-glue-point="5" svg:d="M5178 6942c6643 0 1733 13609 9822 13609" svg:viewBox="0 0 9823 13610">
          <text:p/>
        </draw:connector>
        <draw:connector draw:style-name="gr12" draw:text-style-name="P14" draw:layer="layout" draw:type="curve" draw:line-skew="-0.111cm" svg:x1="1.85cm" svg:y1="6.457cm" svg:x2="1.7cm" svg:y2="20.201cm" draw:start-shape="id22" draw:start-glue-point="3" draw:end-shape="id12" draw:end-glue-point="6" svg:d="M1850 6457c-1143 0-1068 13744-150 13744" svg:viewBox="0 0 849 13745">
          <text:p/>
        </draw:connector>
        <draw:connector draw:style-name="gr12" draw:text-style-name="P14" draw:layer="layout" draw:type="curve" draw:line-skew="-0.111cm" svg:x1="1.85cm" svg:y1="6.942cm" svg:x2="1.7cm" svg:y2="20.201cm" draw:start-shape="id23" draw:start-glue-point="3" draw:end-shape="id12" draw:end-glue-point="6" svg:d="M1850 6942c-1143 0-1068 13259-150 13259" svg:viewBox="0 0 849 13260">
          <text:p/>
        </draw:connector>
        <draw:connector draw:style-name="gr11" draw:text-style-name="P14" draw:layer="layout" draw:type="curve" draw:line-skew="0.018cm" svg:x1="11.475cm" svg:y1="4.307cm" svg:x2="15cm" svg:y2="20.201cm" draw:start-shape="id1" draw:end-shape="id9" draw:end-glue-point="4" svg:d="M11475 4307c2572 0 810 15894 3525 15894" svg:viewBox="0 0 3526 15895">
          <text:p/>
        </draw:connector>
        <draw:custom-shape draw:style-name="gr10" draw:text-style-name="P12" xml:id="id24" draw:id="id24" draw:layer="layout" svg:width="1.714cm" svg:height="0.385cm" svg:x="1.85cm" svg:y="21.25cm">
          <text:p text:style-name="P2"><text:span text:style-name="T2">useTool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4" draw:layer="layout" draw:type="curve" svg:x1="1.85cm" svg:y1="21.442cm" svg:x2="1.7cm" svg:y2="15.049cm" draw:start-shape="id24" draw:start-glue-point="3" draw:end-shape="id2" draw:end-glue-point="10" svg:d="M1850 21442c-976 0-901-6393-150-6393" svg:viewBox="0 0 724 6394">
          <text:p/>
        </draw:connector>
      </draw:page>
      <draw:page draw:name="page2" draw:style-name="dp1" draw:master-page-name="Standard">
        <draw:custom-shape draw:style-name="gr21" draw:text-style-name="P20" xml:id="id28" draw:id="id28" draw:layer="layout" svg:width="5cm" svg:height="3.8cm" svg:x="15.002cm" svg:y="7.166cm">
          <draw:glue-point draw:id="5" svg:x="-4.004cm" svg:y="5.002cm"/>
          <draw:glue-point draw:id="6" svg:x="4.096cm" svg:y="4.957cm"/>
          <text:p text:style-name="P1"><text:span text:style-name="T1">tool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42" draw:id="id42" draw:layer="layout" svg:width="2.588cm" svg:height="0.385cm" svg:x="15.152cm" svg:y="8.134cm">
          <text:p text:style-name="P2"><text:span text:style-name="T2">createTool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44" draw:id="id44" draw:layer="layout" svg:width="1.555cm" svg:height="0.385cm" svg:x="15.152cm" svg:y="8.516cm">
          <text:p text:style-name="P2"><text:span text:style-name="T2">useToo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43" draw:id="id43" draw:layer="layout" svg:width="5cm" svg:height="3.8cm" svg:x="1.1cm" svg:y="7.166cm">
          <draw:glue-point draw:id="4" svg:x="4.7cm" svg:y="-5.002cm"/>
          <text:p text:style-name="P1"><text:span text:style-name="T1">toolsBar.js</text:span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41" draw:id="id41" draw:layer="layout" svg:width="2.693cm" svg:height="0.385cm" svg:x="1.229cm" svg:y="8.024cm">
          <text:p text:style-name="P2"><text:span text:style-name="T2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xml:id="id26" draw:id="id26" draw:layer="layout" svg:width="5cm" svg:height="3.8cm" svg:x="8cm" svg:y="7.15cm">
          <draw:glue-point draw:id="4" svg:x="3.2cm" svg:y="5.002cm"/>
          <draw:glue-point draw:id="5" svg:x="4.6cm" svg:y="5cm"/>
          <text:p text:style-name="P1"><text:span text:style-name="T1">buildings.js</text:span></text:p>
          <text:p text:style-name="P1"><text:span text:style-name="T2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46" draw:id="id46" draw:layer="layout" svg:width="3.815cm" svg:height="0.385cm" svg:x="8.155cm" svg:y="8.565cm">
          <text:p text:style-name="P2"><text:span text:style-name="T2">constructBuildingOnTil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45" draw:id="id45" draw:layer="layout" svg:width="3.138cm" svg:height="0.385cm" svg:x="8.155cm" svg:y="8.131cm">
          <text:p text:style-name="P2"><text:span text:style-name="T2">create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xml:id="id33" draw:id="id33" draw:layer="layout" svg:width="5cm" svg:height="3.8cm" svg:x="15cm" svg:y="14.316cm">
          <draw:glue-point draw:id="4" svg:x="-3.9cm" svg:y="5.002cm"/>
          <text:p text:style-name="P1"><text:span text:style-name="T1">map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1" draw:id="id31" draw:layer="layout" svg:width="2.067cm" svg:height="0.385cm" svg:x="15.15cm" svg:y="16.7cm">
          <text:p text:style-name="P2"><text:span text:style-name="T2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9" draw:id="id29" draw:layer="layout" svg:width="1.957cm" svg:height="0.385cm" svg:x="15.15cm" svg:y="16.25cm">
          <text:p text:style-name="P2"><text:span text:style-name="T2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5" draw:id="id25" draw:layer="layout" svg:width="2.816cm" svg:height="0.385cm" svg:x="15.15cm" svg:y="15.33cm">
          <text:p text:style-name="P2"><text:span text:style-name="T2">renderLine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7" draw:id="id27" draw:layer="layout" svg:width="3.307cm" svg:height="0.385cm" svg:x="15.15cm" svg:y="15.815cm">
          <text:p text:style-name="P2"><text:span text:style-name="T2">renderColumn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xml:id="id40" draw:id="id40" draw:layer="layout" svg:width="5cm" svg:height="3.8cm" svg:x="1cm" svg:y="21.65cm">
          <text:p text:style-name="P1"><text:span text:style-name="T1">dataCityBar.js</text:span></text:p>
          <text:p text:style-name="P1"><text:span text:style-name="T3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617cm" svg:height="0.385cm" svg:x="1.2cm" svg:y="22.5cm">
          <text:p text:style-name="P2"><text:span text:style-name="T2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35" draw:id="id35" draw:layer="layout" svg:width="5cm" svg:height="4cm" svg:x="7.95cm" svg:y="21.45cm">
          <draw:glue-point draw:id="4" svg:x="5cm" svg:y="4.263cm"/>
          <text:p text:style-name="P1"><text:span text:style-name="T1">data.js</text:span></text:p>
          <text:p text:style-name="P1"><text:span text:style-name="T3">general game data</text:span></text:p>
          <text:p text:style-name="P1"><text:span text:style-name="T2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37" draw:id="id37" draw:layer="layout" svg:width="3.075cm" svg:height="0.385cm" svg:x="8.108cm" svg:y="22.65cm">
          <text:p text:style-name="P2"><text:span text:style-name="T4">class PlayingGame</text:span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xml:id="id32" draw:id="id32" draw:layer="layout" svg:width="2.33cm" svg:height="0.385cm" svg:x="8.1cm" svg:y="23.95cm">
          <text:p text:style-name="P2"><text:span text:style-name="T4">class CityMap</text:span><text:span text:style-name="T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xml:id="id34" draw:id="id34" draw:layer="layout" svg:width="1.555cm" svg:height="0.385cm" svg:x="8.1cm" svg:y="24.4cm">
          <text:p text:style-name="P2"><text:span text:style-name="T4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xml:id="id38" draw:id="id38" draw:layer="layout" svg:width="2.858cm" svg:height="0.385cm" svg:x="8.1cm" svg:y="23.05cm">
          <text:p text:style-name="P2"><text:span text:style-name="T4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xml:id="id39" draw:id="id39" draw:layer="layout" svg:width="2.27cm" svg:height="0.385cm" svg:x="8.1cm" svg:y="23.515cm">
          <text:p text:style-name="P2"><text:span text:style-name="T4">const tool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36" draw:id="id36" draw:layer="layout" svg:width="5cm" svg:height="3.8cm" svg:x="15cm" svg:y="21.35cm">
          <draw:glue-point draw:id="4" svg:x="-5cm" svg:y="-3.421cm"/>
          <draw:glue-point draw:id="5" svg:x="-5cm" svg:y="-1.315cm"/>
          <text:p text:style-name="P1"><text:span text:style-name="T1">resource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9" draw:text-style-name="P6" xml:id="id30" draw:id="id30" draw:layer="layout" svg:width="5cm" svg:height="3.8cm" svg:x="1cm" svg:y="14.316cm">
          <draw:glue-point draw:id="4" svg:x="-5cm" svg:y="-3.947cm"/>
          <draw:glue-point draw:id="5" svg:x="4cm" svg:y="-5.002cm"/>
          <draw:glue-point draw:id="6" svg:x="5cm" svg:y="-3.289cm"/>
          <draw:glue-point draw:id="7" svg:x="5cm" svg:y="-2.105cm"/>
          <draw:glue-point draw:id="8" svg:x="5cm" svg:y="1.142cm"/>
          <draw:glue-point draw:id="9" svg:x="4.5cm" svg:y="4.957cm"/>
          <draw:glue-point draw:id="10" svg:x="-5cm" svg:y="3.947cm"/>
          <text:p text:style-name="P1"><text:span text:style-name="T1">index.js</text:span></text:p>
          <text:p text:style-name="P1"><text:span text:style-name="T3">playing data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364cm" svg:height="0.385cm" svg:x="1.15cm" svg:y="15.763cm">
          <text:p text:style-name="P2"><text:span text:style-name="T2">const mapCity</text:span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3.075cm" svg:height="0.385cm" svg:x="1.15cm" svg:y="16.266cm">
          <text:p text:style-name="P2"><text:span text:style-name="T2">const playingGame</text:span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11.5cm" svg:height="2.3cm" svg:x="1cm" svg:y="2.5cm">
          <text:p text:style-name="P16"><text:span text:style-name="T1">Legend</text:span></text:p>
          <text:p text:style-name="P21"><text:span text:style-name="T2">rectangle:</text:span><text:span text:style-name="T2"><text:tab/></text:span><text:span text:style-name="T2">file</text:span></text:p>
          <text:p text:style-name="P21"><text:span text:style-name="T2">arrow: </text:span><text:span text:style-name="T2"><text:tab/></text:span><text:span text:style-name="T2">class/function/var → used in indicated file (with colors of origin file)</text:span></text:p>
          <text:p text:style-name="P21"><text:span text:style-name="T2">dotted line: </text:span><text:span text:style-name="T2"><text:tab/></text:span><text:span text:style-name="T2">link not yet worked</text:span></text:p>
          <text:p text:style-name="P21"><text:span text:style-name="T2">function(): </text:span><text:span text:style-name="T2"><text:tab/></text:span><text:span text:style-name="T2">function, omitted parameters</text:span></text:p>
          <text:p text:style-name="P21"><text:span text:style-name="T2">exponent: </text:span><text:span text:style-name="T2"><text:tab/></text:span><text:span text:style-name="T2">number that indicates class of variabl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6.5cm" svg:height="0.6cm" svg:x="13.45cm" svg:y="2.5cm">
          <text:p text:style-name="P16"><text:span text:style-name="T8">Printed on (french format): </text:span><text:span text:style-name="T8"><text:date style:data-style-name="D1" text:date-value="2017-09-18">18/09/2017</text:date></text:span><text:span text:style-name="T8"> - </text:span><text:span text:style-name="T8"><text:time style:data-style-name="T1" text:time-value="11:26:50.807000000">13:12:10</text:time></text:span></text:p>
          <text:p text:style-name="P16"><text:span text:style-name="T8">by : Juliette-C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type="lines" draw:line-skew="-0.139cm" svg:x1="15.15cm" svg:y1="15.522cm" svg:x2="12.8cm" svg:y2="10.95cm" draw:start-shape="id25" draw:start-glue-point="3" draw:end-shape="id26" draw:end-glue-point="5" svg:d="M15150 15522h-500l-1850-4071v-501" svg:viewBox="0 0 2351 4573">
          <text:p/>
        </draw:connector>
        <draw:connector draw:style-name="gr12" draw:text-style-name="P14" draw:layer="layout" draw:type="lines" draw:line-skew="0.062cm" svg:x1="15.15cm" svg:y1="16.007cm" svg:x2="12.8cm" svg:y2="10.95cm" draw:start-shape="id27" draw:start-glue-point="3" draw:end-shape="id26" draw:end-glue-point="5" svg:d="M15150 16007h-300l-2050-4556v-501" svg:viewBox="0 0 2351 5058">
          <text:p/>
        </draw:connector>
        <draw:connector draw:style-name="gr12" draw:text-style-name="P14" draw:layer="layout" draw:type="lines" draw:line-skew="0.6cm" svg:x1="17.966cm" svg:y1="15.522cm" svg:x2="19.55cm" svg:y2="10.949cm" draw:start-shape="id25" draw:start-glue-point="1" draw:end-shape="id28" draw:end-glue-point="6" svg:d="M17966 15522h953l631-4055v-518" svg:viewBox="0 0 1585 4574">
          <text:p/>
        </draw:connector>
        <draw:connector draw:style-name="gr12" draw:text-style-name="P14" draw:layer="layout" draw:type="lines" draw:line-skew="0.037cm" svg:x1="18.457cm" svg:y1="16.007cm" svg:x2="19.55cm" svg:y2="10.949cm" draw:start-shape="id27" draw:start-glue-point="1" draw:end-shape="id28" draw:end-glue-point="6" svg:d="M18457 16007h393l700-4540v-518" svg:viewBox="0 0 1094 5059">
          <text:p/>
        </draw:connector>
        <draw:connector draw:style-name="gr12" draw:text-style-name="P14" draw:layer="layout" draw:line-skew="4.009cm" svg:x1="15.15cm" svg:y1="16.442cm" svg:x2="6cm" svg:y2="16.649cm" draw:start-shape="id29" draw:end-shape="id30" draw:end-glue-point="8" svg:d="M15150 16442h-500v207h-8650" svg:viewBox="0 0 9151 208">
          <text:p/>
        </draw:connector>
        <draw:connector draw:style-name="gr12" draw:text-style-name="P14" draw:layer="layout" draw:line-skew="4.009cm" svg:x1="15.15cm" svg:y1="16.892cm" svg:x2="6cm" svg:y2="16.649cm" draw:start-shape="id31" draw:end-shape="id30" draw:end-glue-point="8" svg:d="M15150 16892h-500v-243h-8650" svg:viewBox="0 0 9151 244">
          <text:p/>
        </draw:connector>
        <draw:connector draw:style-name="gr11" draw:text-style-name="P14" draw:layer="layout" draw:type="lines" draw:line-skew="1.798cm" svg:x1="10.43cm" svg:y1="24.142cm" svg:x2="15.55cm" svg:y2="18.116cm" draw:start-shape="id32" draw:start-glue-point="1" draw:end-shape="id33" draw:end-glue-point="4" svg:d="M10430 24142h2170l2950-5525v-501" svg:viewBox="0 0 5121 6027">
          <text:p/>
        </draw:connector>
        <draw:connector draw:style-name="gr11" draw:text-style-name="P14" draw:layer="layout" draw:type="lines" draw:line-skew="2.338cm" svg:x1="9.655cm" svg:y1="24.592cm" svg:x2="15.55cm" svg:y2="18.116cm" draw:start-shape="id34" draw:start-glue-point="1" draw:end-shape="id33" draw:end-glue-point="4" svg:d="M9655 24592h2695l3200-5975v-501" svg:viewBox="0 0 5896 6477">
          <text:p/>
        </draw:connector>
        <draw:connector draw:style-name="gr32" draw:text-style-name="P14" draw:layer="layout" draw:type="lines" svg:x1="12.95cm" svg:y1="25.155cm" svg:x2="15cm" svg:y2="23.25cm" draw:start-shape="id35" draw:start-glue-point="4" draw:end-shape="id36" svg:d="M12950 25155h501l1048-1905h501" svg:viewBox="0 0 2051 1906">
          <text:p/>
        </draw:connector>
        <draw:connector draw:style-name="gr11" draw:text-style-name="P14" draw:layer="layout" draw:type="lines" draw:line-skew="-0.488cm" svg:x1="8.108cm" svg:y1="22.842cm" svg:x2="5.75cm" svg:y2="18.099cm" draw:start-shape="id37" draw:start-glue-point="3" draw:end-shape="id30" draw:end-glue-point="9" svg:d="M8108 22842h-858l-1500-4225v-518" svg:viewBox="0 0 2359 4744">
          <text:p/>
        </draw:connector>
        <draw:connector draw:style-name="gr11" draw:text-style-name="P14" draw:layer="layout" draw:type="lines" draw:line-skew="-0.331cm" svg:x1="8.1cm" svg:y1="23.242cm" svg:x2="5.75cm" svg:y2="18.099cm" draw:start-shape="id38" draw:start-glue-point="3" draw:end-shape="id30" draw:end-glue-point="9" svg:d="M8100 23242h-700l-1650-4625v-518" svg:viewBox="0 0 2351 5144">
          <text:p/>
        </draw:connector>
        <draw:connector draw:style-name="gr11" draw:text-style-name="P14" draw:layer="layout" draw:type="lines" draw:line-skew="0.6cm" svg:x1="10.958cm" svg:y1="23.242cm" svg:x2="12.1cm" svg:y2="10.95cm" draw:start-shape="id38" draw:start-glue-point="1" draw:end-shape="id26" draw:end-glue-point="4" svg:d="M10958 23242h958l184-11791v-501" svg:viewBox="0 0 1143 12293">
          <text:p/>
        </draw:connector>
        <draw:connector draw:style-name="gr11" draw:text-style-name="P14" draw:layer="layout" draw:type="lines" draw:line-skew="1.269cm" svg:x1="10.37cm" svg:y1="23.707cm" svg:x2="15.5cm" svg:y2="10.966cm" draw:start-shape="id39" draw:end-shape="id28" draw:end-glue-point="5" svg:d="M10370 23707h1630l3500-12240v-501" svg:viewBox="0 0 5131 12742">
          <text:p/>
        </draw:connector>
        <draw:connector draw:style-name="gr33" draw:text-style-name="P15" draw:layer="layout" draw:type="lines" svg:x1="17.5cm" svg:y1="21.35cm" svg:x2="17.5cm" svg:y2="18.116cm" draw:start-shape="id36" draw:start-glue-point="0" draw:end-shape="id33" draw:end-glue-point="2" svg:d="M17500 21350v-501-2232-501" svg:viewBox="0 0 1 3235">
          <text:p text:style-name="P1"><text:span text:style-name="T7">idea</text:span></text:p>
        </draw:connector>
        <draw:connector draw:style-name="gr34" draw:text-style-name="P14" draw:layer="layout" draw:type="lines" svg:x1="3.5cm" svg:y1="21.65cm" svg:x2="3.5cm" svg:y2="18.116cm" draw:start-shape="id40" draw:end-shape="id30" draw:end-glue-point="2" svg:d="M3500 21650v-501-2532-501" svg:viewBox="0 0 1 3535">
          <text:p/>
        </draw:connector>
        <draw:connector draw:style-name="gr16" draw:text-style-name="P14" draw:layer="layout" draw:type="lines" svg:x1="3.922cm" svg:y1="8.216cm" svg:x2="5.5cm" svg:y2="14.316cm" draw:start-shape="id41" draw:start-glue-point="1" draw:end-shape="id30" draw:end-glue-point="5" svg:d="M3922 8216h346l1232 5599v501" svg:viewBox="0 0 1579 6101">
          <text:p/>
        </draw:connector>
        <draw:connector draw:style-name="gr14" draw:text-style-name="P14" draw:layer="layout" draw:line-skew="3.458cm -0.665cm" svg:x1="15.152cm" svg:y1="8.326cm" svg:x2="5.95cm" svg:y2="7.166cm" draw:start-shape="id42" draw:start-glue-point="3" draw:end-shape="id43" draw:end-glue-point="4" svg:d="M15152 8326h-1002v-2326h-8200v1166" svg:viewBox="0 0 9203 2327">
          <text:p/>
        </draw:connector>
        <draw:connector draw:style-name="gr14" draw:text-style-name="P14" draw:layer="layout" draw:type="lines" draw:line-skew="-0.639cm 6.249cm" svg:x1="15.152cm" svg:y1="8.708cm" svg:x2="6cm" svg:y2="15.417cm" draw:start-shape="id44" draw:start-glue-point="3" draw:end-shape="id30" draw:end-glue-point="7" svg:d="M15152 8708h-1002l-1400 6709h-6750" svg:viewBox="0 0 9153 6710">
          <text:p/>
        </draw:connector>
        <draw:connector draw:style-name="gr13" draw:text-style-name="P14" draw:layer="layout" draw:type="lines" svg:x1="8.155cm" svg:y1="8.323cm" svg:x2="6.1cm" svg:y2="9.066cm" draw:start-shape="id45" draw:start-glue-point="3" draw:end-shape="id43" svg:d="M8155 8323h-369l-1185 743h-501" svg:viewBox="0 0 2056 744">
          <text:p/>
        </draw:connector>
        <draw:connector draw:style-name="gr13" draw:text-style-name="P14" draw:layer="layout" draw:type="lines" svg:x1="8.155cm" svg:y1="8.757cm" svg:x2="6cm" svg:y2="14.967cm" draw:start-shape="id46" draw:end-shape="id30" draw:end-glue-point="6" svg:d="M8155 8757h-370l-1284 6210h-501" svg:viewBox="0 0 2156 6211">
          <text:p/>
        </draw:connector>
        <draw:connector draw:style-name="gr33" draw:text-style-name="P15" draw:layer="layout" svg:x1="17.5cm" svg:y1="25.15cm" svg:x2="3.5cm" svg:y2="25.45cm" draw:start-shape="id36" draw:start-glue-point="2" draw:end-shape="id40" draw:end-glue-point="2" svg:d="M17500 25150v801h-14000v-501" svg:viewBox="0 0 14001 802">
          <text:p text:style-name="P1"><text:span text:style-name="T7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09-18T13:12:09.758000000</dc:date>
    <meta:editing-duration>PT2H50M44S</meta:editing-duration>
    <meta:editing-cycles>41</meta:editing-cycles>
    <meta:generator>LibreOffice/5.3.6.1$Windows_x86 LibreOffice_project/686f202eff87ef707079aeb7f485847613344eb7</meta:generator>
    <meta:document-statistic meta:object-count="102"/>
  </office:meta>
</office:document-meta>
</file>